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svg:stroke-color="#ffff00" draw:marker-start-width="0.351cm" draw:marker-end-width="0.351cm" draw:fill="none" draw:textarea-horizontal-align="center" draw:textarea-vertical-align="middle" fo:padding-top="0.174cm" fo:padding-bottom="0.174cm" fo:padding-left="0.299cm" fo:padding-right="0.299cm"/>
    </style:style>
    <style:style style:name="gr4" style:family="graphic" style:parent-style-name="standard">
      <style:graphic-properties draw:stroke="solid" svg:stroke-width="0.102cm" svg:stroke-color="#ccccff" draw:marker-start-width="0.351cm" draw:marker-end="Arrow" draw:marker-end-width="0.451cm" draw:textarea-horizontal-align="center" draw:textarea-vertical-align="middle" fo:padding-top="0.174cm" fo:padding-bottom="0.174cm" fo:padding-left="0.299cm" fo:padding-right="0.299cm"/>
    </style:style>
    <style:style style:name="gr5" style:family="graphic" style:parent-style-name="standard">
      <style:graphic-properties draw:stroke="none" svg:stroke-width="0cm" svg:stroke-color="#000000" draw:marker-start-width="0.199cm" draw:marker-end-width="0.199cm" draw:fill="none" draw:fill-color="#ffffff" draw:textarea-horizontal-align="left" draw:auto-grow-height="true" draw:auto-grow-width="true" fo:min-height="0cm" fo:min-width="0cm" fo:padding-top="0.124cm" fo:padding-bottom="0.124cm" fo:padding-left="0.249cm" fo:padding-right="0.249cm"/>
    </style:style>
    <style:style style:name="gr6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16pt"/>
    </style:style>
    <style:style style:name="P9" style:family="paragraph">
      <style:paragraph-properties fo:margin-left="0cm" fo:margin-right="0cm" fo:text-align="center" fo:text-indent="0cm"/>
      <style:text-properties fo:color="#ffff00" fo:font-size="18pt" fo:font-weight="bold"/>
    </style:style>
    <style:style style:name="P10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1" style:family="paragraph">
      <style:paragraph-properties fo:text-align="center"/>
      <style:text-properties fo:color="#ccccff" fo:font-weight="bold"/>
    </style:style>
    <style:style style:name="P12" style:family="paragraph">
      <style:paragraph-properties fo:margin-left="0cm" fo:margin-right="0cm" fo:text-indent="0cm"/>
      <style:text-properties fo:color="#ccccff" fo:font-size="18pt" fo:font-weight="bold"/>
    </style:style>
    <style:style style:name="P13" style:family="paragraph">
      <style:paragraph-properties fo:margin-left="0cm" fo:margin-right="0cm" fo:text-indent="0cm"/>
      <style:text-properties fo:color="#ff6633" fo:font-size="18pt" fo:font-weight="bold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  <style:text-properties fo:color="#23ff23" fo:font-size="20pt" fo:font-weight="bold"/>
    </style:style>
    <style:style style:name="P17" style:family="paragraph">
      <style:text-properties fo:color="#23ff23" fo:font-size="20pt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align="start" fo:text-indent="0cm"/>
      <style:text-properties fo:font-size="16pt"/>
    </style:style>
    <style:style style:name="P20" style:family="paragraph">
      <style:paragraph-properties fo:text-align="start"/>
      <style:text-properties fo:color="#23ff23" fo:font-size="16pt" fo:font-weight="bold"/>
    </style:style>
    <style:style style:name="P21" style:family="paragraph">
      <style:paragraph-properties fo:margin-left="0cm" fo:margin-right="0cm" fo:text-indent="0cm"/>
      <style:text-properties fo:color="#23ff23" fo:font-size="20pt" fo:font-weight="bold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font-weight="bold"/>
    </style:style>
    <style:style style:name="T5" style:family="text">
      <style:text-properties fo:color="#23ff23" fo:font-weight="bold"/>
    </style:style>
    <style:style style:name="T6" style:family="text">
      <style:text-properties fo:color="#ccccff"/>
    </style:style>
    <style:style style:name="T7" style:family="text">
      <style:text-properties fo:color="#23ff23"/>
    </style:style>
    <style:style style:name="T8" style:family="text">
      <style:text-properties fo:color="#ff6633"/>
    </style:style>
    <style:style style:name="T9" style:family="text">
      <style:text-properties fo:color="#ffff00" fo:font-size="18pt" fo:font-weight="bold"/>
    </style:style>
    <style:style style:name="T10" style:family="text">
      <style:text-properties fo:color="#23ff23" fo:font-size="18pt" fo:font-weight="bold"/>
    </style:style>
    <style:style style:name="T11" style:family="text">
      <style:text-properties fo:color="#ccccff" fo:font-size="18pt" fo:font-weight="bold"/>
    </style:style>
    <style:style style:name="T12" style:family="text">
      <style:text-properties fo:color="#ff6633" fo:font-size="18pt" fo:font-weight="bold"/>
    </style:style>
    <style:style style:name="T13" style:family="text">
      <style:text-properties fo:color="#23ff23" fo:font-size="22pt" fo:font-weight="bold"/>
    </style:style>
    <style:style style:name="T14" style:family="text">
      <style:text-properties fo:color="#ffffff" fo:font-size="26pt" fo:font-weight="normal"/>
    </style:style>
    <style:style style:name="T15" style:family="text">
      <style:text-properties fo:color="#ffff00" fo:font-size="26pt" fo:font-weight="normal"/>
    </style:style>
    <style:style style:name="T16" style:family="text">
      <style:text-properties fo:color="#23ff23" fo:font-size="20pt" fo:font-weight="bold"/>
    </style:style>
    <style:style style:name="T17" style:family="text">
      <style:text-properties fo:color="#ccccff" fo:font-size="26pt" fo:font-weight="normal"/>
    </style:style>
    <style:style style:name="T18" style:family="text">
      <style:text-properties fo:font-size="26pt" fo:font-weight="normal"/>
    </style:style>
    <style:style style:name="T19" style:family="text">
      <style:text-properties fo:color="#23ff23"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Py ch12</presentation:footer-decl>
      <presentation:footer-decl presentation:name="ftr2">CMPTxxxx</presentation:footer-decl>
      <presentation:date-time-decl presentation:name="dtd1" presentation:source="fixed">30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Py ch12:<text:line-break/><text:tab/>Object-Oriented Programming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30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from last time (§9.6-9.13)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User-defined types: <text:span text:style-name="T2">Records</text:span></text:p>
              </text:list-item>
            </text:list>
            <text:list text:style-name="L4">
              <text:list-item>
                <text:list>
                  <text:list-item>
                    <text:p text:style-name="P6">Records in <text:span text:style-name="T2">M2</text:span></text:p>
                  </text:list-item>
                </text:list>
              </text:list-item>
            </text:list>
            <text:list text:style-name="L4">
              <text:list-item>
                <text:p text:style-name="P5">Using Python <text:span text:style-name="T2">classes</text:span> to make records</text:p>
              </text:list-item>
            </text:list>
            <text:list text:style-name="L4">
              <text:list-item>
                <text:p text:style-name="P5"><text:span text:style-name="T2">Objects</text:span> are <text:span text:style-name="T2">instances</text:span> of <text:span text:style-name="T2">classes</text:span>,<text:line-break/>created by <text:span text:style-name="T2">constructor</text:span> functions</text:p>
              </text:list-item>
            </text:list>
            <text:list text:style-name="L4">
              <text:list-item>
                <text:p text:style-name="P5">Objects are <text:span text:style-name="T2">mutable</text:span>: <text:span text:style-name="T2">copy</text:span> vs <text:span text:style-name="T2">alias</text:span></text:p>
              </text:list-item>
            </text:list>
            <text:list text:style-name="L4">
              <text:list-item>
                <text:p text:style-name="P5">Using '<text:span text:style-name="T2">id</text:span>' to check for alia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Py ch12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Object-oriented</text:span> programming paradigm</text:p>
              </text:list-item>
            </text:list>
            <text:list text:style-name="L4">
              <text:list-item>
                <text:p text:style-name="P5">Objects, <text:span text:style-name="T2">methods</text:span>, <text:span text:style-name="T2">attributes</text:span></text:p>
              </text:list-item>
            </text:list>
            <text:list text:style-name="L4">
              <text:list-item>
                <text:p text:style-name="P5"><text:span text:style-name="T2">Classes</text:span>, <text:span text:style-name="T2">instances</text:span></text:p>
              </text:list-item>
            </text:list>
            <text:list text:style-name="L4">
              <text:list-item>
                <text:p text:style-name="P5"><text:span text:style-name="T2">Alias</text:span> vs. <text:span text:style-name="T2">shallow</text:span> copy vs. <text:span text:style-name="T2">deep</text:span> copy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-oriented programming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Procedural</text:span> paradigm: programs as lists of <text:span text:style-name="T2">actions</text:span></text:p>
              </text:list-item>
            </text:list>
            <text:list text:style-name="L4">
              <text:list-item>
                <text:list>
                  <text:list-item>
                    <text:p text:style-name="P6">Focus is on the procedures (<text:span text:style-name="T2">verbs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Variables</text:span>, data structures get <text:span text:style-name="T3">passed</text:span> into procedu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e.g.: </text:span><text:span text:style-name="T5">string.upper('hello'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Object-oriented</text:span> paradigm: collections of <text:span text:style-name="T2">objects</text:span></text:p>
              </text:list-item>
            </text:list>
            <text:list text:style-name="L4">
              <text:list-item>
                <text:list>
                  <text:list-item>
                    <text:p text:style-name="P6">Focus is on the data (<text:span text:style-name="T2">nouns</text:span>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ssages</text:span> get passed between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rocedures are <text:span text:style-name="T2">methods</text:span> belonging to obje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e.g.: </text:span><text:span text:style-name="T5">'hello'.upp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verything is an object</text:p>
          </draw:text-box>
        </draw:frame>
        <draw:frame presentation:style-name="pr7" draw:text-style-name="P5" draw:layer="layout" svg:width="25.199cm" svg:height="14.329cm" svg:x="1.4cm" svg:y="4.507cm" presentation:class="outline" presentation:user-transformed="true">
          <draw:text-box>
            <text:list text:style-name="L4">
              <text:list-item>
                <text:p text:style-name="P5">In object-oriented programming, all data are <text:span text:style-name="T2">object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Variables, procedures, even libraries</text:span></text:p>
                  </text:list-item>
                </text:list>
              </text:list-item>
            </text:list>
            <text:list text:style-name="L4">
              <text:list-item>
                <text:p text:style-name="P5">We make things happen by passing <text:span text:style-name="T2">messages</text:span> between obj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myFile</text:span>.<text:span text:style-name="T6">read</text:span>(16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7">appleName</text:span>.<text:span text:style-name="T6">upper</text:span>(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 object itself defines what messages it accepts: these are called its <text:span text:style-name="T2">methods</text:span></text:p>
              </text:list-item>
            </text:list>
            <text:list text:style-name="L4">
              <text:list-item>
                <text:list>
                  <text:list-item>
                    <text:p text:style-name="P6">e.g., <text:span text:style-name="T8">files </text:span>have <text:span text:style-name="T6">read</text:span>(), <text:span text:style-name="T6">write</text:span>(), etc.<text:line-break/><text:span text:style-name="T8">strings</text:span> have <text:span text:style-name="T6">upper</text:span>(), len(), etc.</text:p>
                  </text:list-item>
                </text:list>
              </text:list-item>
            </text:list>
          </draw:text-box>
        </draw:frame>
        <draw:ellipse draw:style-name="gr3" draw:text-style-name="P9" draw:id="id1" draw:layer="layout" svg:width="3.81cm" svg:height="1.905cm" svg:x="14.695cm" svg:y="11.196cm">
          <text:p text:style-name="P9"><text:span text:style-name="T9">main</text:span></text:p>
          <text:p text:style-name="P9"><text:span text:style-name="T9">program</text:span></text:p>
        </draw:ellipse>
        <draw:ellipse draw:style-name="gr3" draw:text-style-name="P10" draw:id="id2" draw:layer="layout" svg:width="4.325cm" svg:height="1.27cm" svg:x="23.245cm" svg:y="9.895cm">
          <text:p text:style-name="P10"><text:span text:style-name="T10">myFile</text:span></text:p>
        </draw:ellipse>
        <draw:connector draw:style-name="gr4" draw:text-style-name="P11" draw:layer="layout" draw:type="line" svg:x1="18.505cm" svg:y1="12.148cm" svg:x2="23.245cm" svg:y2="10.53cm" draw:start-shape="id1" draw:start-glue-point="1" draw:end-shape="id2" draw:end-glue-point="3">
          <text:p text:style-name="P1"/>
        </draw:connector>
        <draw:ellipse draw:style-name="gr3" draw:text-style-name="P10" draw:id="id3" draw:layer="layout" svg:width="4.325cm" svg:height="1.27cm" svg:x="23.346cm" svg:y="13.396cm">
          <text:p text:style-name="P10"><text:span text:style-name="T10">numApples</text:span></text:p>
        </draw:ellipse>
        <draw:connector draw:style-name="gr4" draw:text-style-name="P11" draw:layer="layout" draw:type="line" svg:x1="18.505cm" svg:y1="12.148cm" svg:x2="23.346cm" svg:y2="14.031cm" draw:start-shape="id1" draw:end-shape="id3" draw:end-glue-point="3">
          <text:p text:style-name="P1"/>
        </draw:connector>
        <draw:frame draw:style-name="gr5" draw:text-style-name="P12" draw:layer="layout" svg:width="2.854cm" svg:height="0.969cm" svg:x="21.121cm" svg:y="12.494cm">
          <draw:text-box>
            <text:p text:style-name="P12"><text:span text:style-name="T11">upper()</text:span></text:p>
          </draw:text-box>
        </draw:frame>
        <draw:frame draw:style-name="gr5" draw:text-style-name="P13" draw:layer="layout" svg:width="1.55cm" svg:height="0.969cm" svg:x="24.52cm" svg:y="11.194cm">
          <draw:text-box>
            <text:p text:style-name="P13"><text:span text:style-name="T12">file</text:span></text:p>
          </draw:text-box>
        </draw:frame>
        <draw:frame draw:style-name="gr5" draw:text-style-name="P12" draw:layer="layout" svg:width="2.397cm" svg:height="0.969cm" svg:x="19.021cm" svg:y="10.194cm">
          <draw:text-box>
            <text:p text:style-name="P12"><text:span text:style-name="T11">read()</text:span></text:p>
          </draw:text-box>
        </draw:frame>
        <draw:frame draw:style-name="gr5" draw:text-style-name="P13" draw:layer="layout" svg:width="2.447cm" svg:height="0.969cm" svg:x="24.621cm" svg:y="14.594cm">
          <draw:text-box>
            <text:p text:style-name="P13"><text:span text:style-name="T12">string</text:span></text:p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ethods and attribute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Everything you can do with an object is encapsulated in its object <text:span text:style-name="T2">definition</text:span></text:p>
              </text:list-item>
            </text:list>
            <text:list text:style-name="L4">
              <text:list-item>
                <text:list>
                  <text:list-item>
                    <text:p text:style-name="P6">Methods make up the <text:span text:style-name="T2">interface</text:span> to the object</text:p>
                  </text:list-item>
                </text:list>
              </text:list-item>
            </text:list>
            <text:list text:style-name="L4">
              <text:list-item>
                <text:p text:style-name="P5">Objects can also have <text:span text:style-name="T2">attributes</text:span> (variables)</text:p>
              </text:list-item>
            </text:list>
            <text:list text:style-name="L4">
              <text:list-item>
                <text:p text:style-name="P5">Our <text:span text:style-name="T6">fractions.py</text:span> ADT exampl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thods</text:span>: <text:span text:style-name="T6">get_n(), get_d(), add(), mult(),</text:span>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verything you need to interact with a <text:span text:style-name="T6">Fra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ttributes</text:span>: tuple (n,d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uld also have two separate attributes:<text:line-break/>num, deno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lasses and instance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<text:span text:style-name="T2">define</text:span> (declare) object <text:span text:style-name="T2">classes</text:span> (types)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ttribu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ethods</text:span> (interfac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nstructor and destructor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n we <text:span text:style-name="T2">instantiate</text:span> the class (declare variables)</text:p>
              </text:list-item>
            </text:list>
            <text:list text:style-name="L4">
              <text:list-item>
                <text:p text:style-name="P5">e.g., <text:span text:style-name="T7">frac1</text:span> is a variable of type <text:span text:style-name="T7">Fraction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7">frac1</text:span> is the instance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7">Fraction</text:span> is the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re on instantiating classes</text:p>
          </draw:text-box>
        </draw:frame>
        <draw:frame presentation:style-name="pr7" draw:text-style-name="P7" draw:layer="layout" svg:width="25.199cm" svg:height="14.267cm" svg:x="1.4cm" svg:y="4.507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class Date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day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month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3">birthdate = Date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4">Creating a new </text:span><text:span text:style-name="T15">StudentRecord</text:span><text:span text:style-name="T14"> makes a new </text:span><text:span text:style-name="T15">Date</text:span><text:span text:style-name="T14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bob = StudentRecord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bob.birthdate.year = 198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6" draw:text-style-name="P16" draw:id="id5" draw:layer="layout" svg:width="5.009cm" svg:height="4.269cm" svg:x="17.499cm" svg:y="4.691cm">
          <text:p text:style-name="P15"><text:span text:style-name="T16">first: Bob</text:span></text:p>
          <text:p text:style-name="P15"><text:span text:style-name="T16">last: Smith</text:span></text:p>
          <text:p text:style-name="P15"><text:span text:style-name="T16">ID: 2389</text:span></text:p>
          <text:p text:style-name="P15"><text:span text:style-name="T16">bday:</text:span></text:p>
        </draw:rect>
        <draw:rect draw:style-name="gr6" draw:text-style-name="P16" draw:id="id6" draw:layer="layout" svg:width="4.621cm" svg:height="3.141cm" svg:x="22.155cm" svg:y="9.843cm">
          <text:p text:style-name="P15"><text:span text:style-name="T16">day: 12</text:span></text:p>
          <text:p text:style-name="P15"><text:span text:style-name="T16">month: 5</text:span></text:p>
          <text:p text:style-name="P15"><text:span text:style-name="T16">year: 1986</text:span></text:p>
        </draw:rect>
        <draw:frame draw:style-name="gr7" draw:text-style-name="P17" draw:id="id4" draw:layer="layout" svg:width="1.886cm" svg:height="1.051cm" svg:x="14.817cm" svg:y="4.025cm">
          <draw:text-box>
            <text:p text:style-name="P1"><text:span text:style-name="T16">bob</text:span></text:p>
          </draw:text-box>
        </draw:frame>
        <draw:connector draw:style-name="gr8" draw:text-style-name="P18" draw:layer="layout" draw:type="curve" svg:x1="15.76cm" svg:y1="5.076cm" svg:x2="17.499cm" svg:y2="6.825cm" draw:start-shape="id4" draw:start-glue-point="2" draw:end-shape="id5" draw:end-glue-point="3">
          <text:p text:style-name="P1"/>
        </draw:connector>
        <draw:connector draw:style-name="gr8" draw:text-style-name="P18" draw:layer="layout" draw:type="curve" svg:x1="20.391cm" svg:y1="8.114cm" svg:x2="22.155cm" svg:y2="11.413cm" draw:end-shape="id6" draw:end-glue-point="3">
          <text:p text:style-name="P1"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14.863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Assignment</text:span><text:span text:style-name="T18">: </text:span><text:span text:style-name="T15">alia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larry = bob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7">copy.copy()</text:span><text:span text:style-name="T18">: </text:span><text:span text:style-name="T15">shallow</text:span><text:span text:style-name="T18"> copy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larry = copy.copy(bob)</text:span><text:span text:style-name="T13"><text:line-break/></text:span><text:span text:style-name="T13"><text:line-break/></text:span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7">copy.deepcopy()</text:span><text:span text:style-name="T18">: </text:span><text:span text:style-name="T15">deep</text:span><text:span text:style-name="T18"> copy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rect draw:style-name="gr6" draw:text-style-name="P20" draw:id="id8" draw:layer="layout" svg:width="3.491cm" svg:height="3.165cm" svg:x="16.071cm" svg:y="3.225cm">
          <text:p text:style-name="P19"><text:span text:style-name="T19">first: Bob</text:span></text:p>
          <text:p text:style-name="P19"><text:span text:style-name="T19">last: Smith</text:span></text:p>
          <text:p text:style-name="P19"><text:span text:style-name="T19">ID: 2389</text:span></text:p>
          <text:p text:style-name="P19"><text:span text:style-name="T19">bday:</text:span></text:p>
        </draw:rect>
        <draw:rect draw:style-name="gr6" draw:text-style-name="P20" draw:id="id9" draw:layer="layout" svg:width="3.738cm" svg:height="2.176cm" svg:x="20.408cm" svg:y="4.249cm">
          <text:p text:style-name="P19"><text:span text:style-name="T19">day: 12</text:span></text:p>
          <text:p text:style-name="P19"><text:span text:style-name="T19">month: 5</text:span></text:p>
          <text:p text:style-name="P19"><text:span text:style-name="T19">year: 1986</text:span></text:p>
        </draw:rect>
        <draw:frame draw:style-name="gr7" draw:text-style-name="P17" draw:id="id7" draw:layer="layout" svg:width="1.886cm" svg:height="1.051cm" svg:x="12.837cm" svg:y="2.948cm">
          <draw:text-box>
            <text:p text:style-name="P1"><text:span text:style-name="T16">bob</text:span></text:p>
          </draw:text-box>
        </draw:frame>
        <draw:connector draw:style-name="gr8" draw:text-style-name="P18" draw:layer="layout" draw:type="curve" svg:x1="13.78cm" svg:y1="3.999cm" svg:x2="16.071cm" svg:y2="4.807cm" draw:start-shape="id7" draw:start-glue-point="2" draw:end-shape="id8" draw:end-glue-point="3">
          <text:p text:style-name="P1"/>
        </draw:connector>
        <draw:connector draw:style-name="gr8" draw:text-style-name="P18" draw:layer="layout" draw:type="curve" svg:x1="18.256cm" svg:y1="5.756cm" svg:x2="20.408cm" svg:y2="5.337cm" draw:end-shape="id9" draw:end-glue-point="3">
          <text:p text:style-name="P1"/>
        </draw:connector>
        <draw:frame draw:style-name="gr7" draw:text-style-name="P17" draw:id="id10" draw:layer="layout" svg:width="2.204cm" svg:height="1.051cm" svg:x="12.537cm" svg:y="5.359cm">
          <draw:text-box>
            <text:p text:style-name="P1"><text:span text:style-name="T16">larry</text:span></text:p>
          </draw:text-box>
        </draw:frame>
        <draw:connector draw:style-name="gr8" draw:text-style-name="P18" draw:layer="layout" draw:type="curve" svg:x1="13.639cm" svg:y1="5.359cm" svg:x2="16.071cm" svg:y2="4.818cm" draw:start-shape="id10" draw:start-glue-point="0">
          <text:p text:style-name="P1"/>
        </draw:connector>
        <draw:rect draw:style-name="gr6" draw:text-style-name="P20" draw:id="id12" draw:layer="layout" svg:width="3.491cm" svg:height="3.165cm" svg:x="17.637cm" svg:y="8.546cm">
          <text:p text:style-name="P19"><text:span text:style-name="T19">first: Bob</text:span></text:p>
          <text:p text:style-name="P19"><text:span text:style-name="T19">last: Smith</text:span></text:p>
          <text:p text:style-name="P19"><text:span text:style-name="T19">ID: 2389</text:span></text:p>
          <text:p text:style-name="P19"><text:span text:style-name="T19">bday:</text:span></text:p>
        </draw:rect>
        <draw:rect draw:style-name="gr6" draw:text-style-name="P20" draw:id="id13" draw:layer="layout" svg:width="3.738cm" svg:height="2.176cm" svg:x="20.492cm" svg:y="12.411cm">
          <text:p text:style-name="P19"><text:span text:style-name="T19">day: 12</text:span></text:p>
          <text:p text:style-name="P19"><text:span text:style-name="T19">month: 5</text:span></text:p>
          <text:p text:style-name="P19"><text:span text:style-name="T19">year: 1986</text:span></text:p>
        </draw:rect>
        <draw:frame draw:style-name="gr7" draw:text-style-name="P17" draw:id="id11" draw:layer="layout" svg:width="1.886cm" svg:height="1.051cm" svg:x="15.22cm" svg:y="7.951cm">
          <draw:text-box>
            <text:p text:style-name="P1"><text:span text:style-name="T16">bob</text:span></text:p>
          </draw:text-box>
        </draw:frame>
        <draw:connector draw:style-name="gr8" draw:text-style-name="P18" draw:layer="layout" draw:type="curve" svg:x1="16.163cm" svg:y1="9.002cm" svg:x2="17.637cm" svg:y2="10.128cm" draw:start-shape="id11" draw:start-glue-point="2" draw:end-shape="id12" draw:end-glue-point="3">
          <text:p text:style-name="P1"/>
        </draw:connector>
        <draw:connector draw:style-name="gr8" draw:text-style-name="P18" draw:layer="layout" draw:type="curve" svg:x1="19.539cm" svg:y1="11.059cm" svg:x2="20.492cm" svg:y2="13.499cm" draw:end-shape="id13" draw:end-glue-point="3">
          <text:p text:style-name="P1"/>
        </draw:connector>
        <draw:connector draw:style-name="gr8" draw:text-style-name="P18" draw:layer="layout" draw:type="curve" svg:x1="22.84cm" svg:y1="8.973cm" svg:x2="24.109cm" svg:y2="10.056cm" draw:start-shape="id14" draw:start-glue-point="2" draw:end-shape="id15" draw:end-glue-point="3">
          <text:p text:style-name="P1"/>
        </draw:connector>
        <draw:rect draw:style-name="gr6" draw:text-style-name="P20" draw:id="id15" draw:layer="layout" svg:width="3.491cm" svg:height="3.165cm" svg:x="24.109cm" svg:y="8.474cm">
          <text:p text:style-name="P19"><text:span text:style-name="T19">first: Bob</text:span></text:p>
          <text:p text:style-name="P19"><text:span text:style-name="T19">last: Smith</text:span></text:p>
          <text:p text:style-name="P19"><text:span text:style-name="T19">ID: 2389</text:span></text:p>
          <text:p text:style-name="P19"><text:span text:style-name="T19">bday:</text:span></text:p>
        </draw:rect>
        <draw:frame draw:style-name="gr7" draw:text-style-name="P17" draw:id="id14" draw:layer="layout" svg:width="2.204cm" svg:height="1.051cm" svg:x="21.738cm" svg:y="7.922cm">
          <draw:text-box>
            <text:p text:style-name="P1"><text:span text:style-name="T16">larry</text:span></text:p>
          </draw:text-box>
        </draw:frame>
        <draw:connector draw:style-name="gr8" draw:text-style-name="P18" draw:layer="layout" draw:type="curve" draw:line-skew="1.092cm" svg:x1="26.737cm" svg:y1="10.988cm" svg:x2="24.23cm" svg:y2="13.499cm" draw:end-shape="id13" draw:end-glue-point="1">
          <text:p text:style-name="P1"/>
        </draw:connector>
        <draw:rect draw:style-name="gr6" draw:text-style-name="P20" draw:id="id17" draw:layer="layout" svg:width="3.491cm" svg:height="3.165cm" svg:x="3.941cm" svg:y="15.735cm">
          <text:p text:style-name="P19"><text:span text:style-name="T19">first: Bob</text:span></text:p>
          <text:p text:style-name="P19"><text:span text:style-name="T19">last: Smith</text:span></text:p>
          <text:p text:style-name="P19"><text:span text:style-name="T19">ID: 2389</text:span></text:p>
          <text:p text:style-name="P19"><text:span text:style-name="T19">bday:</text:span></text:p>
        </draw:rect>
        <draw:rect draw:style-name="gr6" draw:text-style-name="P20" draw:id="id18" draw:layer="layout" svg:width="3.738cm" svg:height="2.176cm" svg:x="8.102cm" svg:y="17.183cm">
          <text:p text:style-name="P19"><text:span text:style-name="T19">day: 12</text:span></text:p>
          <text:p text:style-name="P19"><text:span text:style-name="T19">month: 5</text:span></text:p>
          <text:p text:style-name="P19"><text:span text:style-name="T19">year: 1986</text:span></text:p>
        </draw:rect>
        <draw:frame draw:style-name="gr7" draw:text-style-name="P17" draw:id="id16" draw:layer="layout" svg:width="1.886cm" svg:height="1.051cm" svg:x="1.807cm" svg:y="15.458cm">
          <draw:text-box>
            <text:p text:style-name="P1"><text:span text:style-name="T16">bob</text:span></text:p>
          </draw:text-box>
        </draw:frame>
        <draw:connector draw:style-name="gr8" draw:text-style-name="P18" draw:layer="layout" draw:type="curve" svg:x1="2.75cm" svg:y1="16.509cm" svg:x2="3.941cm" svg:y2="17.317cm" draw:start-shape="id16" draw:start-glue-point="2" draw:end-shape="id17" draw:end-glue-point="3">
          <text:p text:style-name="P1"/>
        </draw:connector>
        <draw:connector draw:style-name="gr8" draw:text-style-name="P18" draw:layer="layout" draw:type="curve" svg:x1="6.126cm" svg:y1="18.266cm" svg:x2="8.102cm" svg:y2="18.271cm" draw:end-shape="id18" draw:end-glue-point="3">
          <text:p text:style-name="P1"/>
        </draw:connector>
        <draw:frame draw:style-name="gr9" draw:text-style-name="P21" draw:id="id19" draw:layer="layout" svg:width="2.204cm" svg:height="1.066cm" svg:x="11.744cm" svg:y="15.271cm">
          <draw:text-box>
            <text:p text:style-name="P1"><text:span text:style-name="T16">larry</text:span></text:p>
          </draw:text-box>
        </draw:frame>
        <draw:connector draw:style-name="gr8" draw:text-style-name="P18" draw:layer="layout" draw:type="curve" svg:x1="12.846cm" svg:y1="16.337cm" svg:x2="14.418cm" svg:y2="17.229cm" draw:start-shape="id19" draw:start-glue-point="2" draw:end-shape="id20" draw:end-glue-point="3">
          <text:p text:style-name="P1"/>
        </draw:connector>
        <draw:rect draw:style-name="gr6" draw:text-style-name="P20" draw:id="id20" draw:layer="layout" svg:width="3.491cm" svg:height="3.165cm" svg:x="14.418cm" svg:y="15.647cm">
          <text:p text:style-name="P19"><text:span text:style-name="T19">first: Bob</text:span></text:p>
          <text:p text:style-name="P19"><text:span text:style-name="T19">last: Smith</text:span></text:p>
          <text:p text:style-name="P19"><text:span text:style-name="T19">ID: 2389</text:span></text:p>
          <text:p text:style-name="P19"><text:span text:style-name="T19">bday:</text:span></text:p>
        </draw:rect>
        <draw:rect draw:style-name="gr6" draw:text-style-name="P20" draw:id="id21" draw:layer="layout" svg:width="3.738cm" svg:height="2.176cm" svg:x="18.508cm" svg:y="17.095cm">
          <text:p text:style-name="P19"><text:span text:style-name="T19">day: 12</text:span></text:p>
          <text:p text:style-name="P19"><text:span text:style-name="T19">month: 5</text:span></text:p>
          <text:p text:style-name="P19"><text:span text:style-name="T19">year: 1986</text:span></text:p>
        </draw:rect>
        <draw:connector draw:style-name="gr8" draw:text-style-name="P18" draw:layer="layout" draw:type="curve" svg:x1="16.603cm" svg:y1="18.178cm" svg:x2="18.508cm" svg:y2="18.183cm" draw:end-shape="id21" draw:end-glue-point="3">
          <text:p text:style-name="P1"/>
        </draw:connector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from today (Py ch12)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Object-oriented</text:span> programming paradigm</text:p>
              </text:list-item>
            </text:list>
            <text:list text:style-name="L4">
              <text:list-item>
                <text:p text:style-name="P5">Objects, <text:span text:style-name="T2">methods</text:span>, <text:span text:style-name="T2">attributes</text:span></text:p>
              </text:list-item>
            </text:list>
            <text:list text:style-name="L4">
              <text:list-item>
                <text:p text:style-name="P5"><text:span text:style-name="T2">Classes</text:span>, <text:span text:style-name="T2">instances</text:span></text:p>
              </text:list-item>
            </text:list>
            <text:list text:style-name="L4">
              <text:list-item>
                <text:p text:style-name="P5"><text:span text:style-name="T2">Alias</text:span> vs. <text:span text:style-name="T2">shallow</text:span> copy vs. <text:span text:style-name="T2">deep</text:span> copy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No lab</text:span> due this week!</text:p>
              </text:list-item>
            </text:list>
            <text:list text:style-name="L4">
              <text:list-item>
                <text:p text:style-name="P5"><text:span text:style-name="T2">Lab07</text:span> due next week: Ch9 choose one:</text:p>
              </text:list-item>
            </text:list>
            <text:list text:style-name="L4">
              <text:list-item>
                <text:list>
                  <text:list-item>
                    <text:p text:style-name="P6">#<text:span text:style-name="T7">37+38</text:span>: people db, matc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#<text:span text:style-name="T7">40+41</text:span>: online chequeboo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#<text:span text:style-name="T7">46</text:span>: church directory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HW08</text:span> due Wed:</text:p>
              </text:list-item>
            </text:list>
            <text:list text:style-name="L4">
              <text:list-item>
                <text:list>
                  <text:list-item>
                    <text:p text:style-name="P6">Py ch12 # 3, 4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Quiz08</text:span> (ch9) on Friday</text:p>
              </text:list-item>
            </text:list>
            <text:list text:style-name="L4">
              <text:list-item>
                <text:p text:style-name="P5">Paper <text:span text:style-name="T2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4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5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2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69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69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4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4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8cm" svg:x="0.435cm" svg:y="18.74cm" svg:viewBox="0 0 147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3cm" svg:height="0.463cm" svg:x="0.826cm" svg:y="18.728cm" svg:viewBox="0 0 284 464" svg:d="m98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6cm" svg:x="0.101cm" svg:y="19.17cm" svg:viewBox="0 0 592 397" svg:d="m28 12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7cm" svg:x="0.423cm" svg:y="18.671cm" svg:viewBox="0 0 173 438" svg:d="m73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5cm" svg:x="3.77cm" svg:y="20.382cm" svg:viewBox="0 0 364 516" svg:d="m16 137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5cm" svg:x="3.77cm" svg:y="20.382cm" svg:viewBox="0 0 364 516" svg:d="m16 137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6cm" svg:height="0.515cm" svg:x="2.555cm" svg:y="19.774cm" svg:viewBox="0 0 377 516" svg:d="m32 138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5cm" svg:x="2.555cm" svg:y="19.774cm" svg:viewBox="0 0 377 516" svg:d="m32 138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30T09:58:23</meta:creation-date>
    <dc:creator>Sean Ho</dc:creator>
    <dc:date>2006-10-30T13:32:50</dc:date>
    <dc:language>en-US</dc:language>
    <meta:editing-cycles>8</meta:editing-cycles>
    <meta:editing-duration>PT3H34M28S</meta:editing-duration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